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427cm" fo:break-before="auto" style:use-optimal-row-height="true"/>
    </style:style>
    <style:style style:name="ro6" style:family="table-row">
      <style:table-row-properties style:row-height="0.981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<text:span text:style-name="T1">THT</text:span>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4" office:value-type="float" office:value="0.01355">
            <text:p>0,01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87" office:value-type="string">
            <text:p>CRG0805F3K3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5" office:value-type="float" office:value="0.014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.0097">
            <text:p>0,01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194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office:value-type="string">
            <text:p>2447654</text:p>
          </table:table-cell>
          <table:table-cell table:style-name="ce13" office:value-type="string">
            <text:p>MCWR08X3901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9CT-ND</text:p>
          </table:table-cell>
          <table:table-cell table:style-name="ce70" office:value-type="float" office:value="0.0184">
            <text:p>0,018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52-CR0805FX-3901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06</text:p>
          </table:table-cell>
          <table:table-cell table:style-name="ce13" office:value-type="string">
            <text:p>CRG0805F3K9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901T5E</text:p>
          </table:table-cell>
          <table:table-cell table:style-name="ce44" office:value-type="float" office:value="0.01452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008">
            <text:p>0,008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016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 office:value-type="string">
            <text:p>2447652</text:p>
          </table:table-cell>
          <table:table-cell table:style-name="ce23" office:value-type="string">
            <text:p>MCWR08X3601FTL</text:p>
          </table:table-cell>
          <table:table-cell table:style-name="ce45" office:value-type="float" office:value="0.0096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3K60CT-ND </text:p>
          </table:table-cell>
          <table:table-cell table:style-name="ce71" office:value-type="float" office:value="0.0095">
            <text:p>0,010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03-RT0805FRE073K6L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865-4425</text:p>
          </table:table-cell>
          <table:table-cell table:style-name="ce87" office:value-type="string">
            <text:p>ERJU06F3601V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601T5E</text:p>
          </table:table-cell>
          <table:table-cell table:style-name="ce45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007">
            <text:p>0,007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,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1">
            <text:p>0,01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2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">
            <text:p>0,01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2, ZD3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3">
            <text:p>3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3">
            <text:p>3</text:p>
          </table:table-cell>
          <table:table-cell table:style-name="ce133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8">
            <text:p>17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3.32921">
            <text:p>43,33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9483973873874">
            <text:p>67,9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.07.2019</text:date>, <text:time>14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7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3T14:38:14</dc:date>
    <meta:editing-cycles>3012</meta:editing-cycles>
    <meta:editing-duration>P16DT32M25S</meta:editing-duration>
    <meta:generator>OpenOffice/4.1.6$Unix OpenOffice.org_project/416m1$Build-9790</meta:generator>
    <meta:document-statistic meta:table-count="1" meta:cell-count="21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